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1.3201in"/>
        </style:tab-stops>
      </style:paragraph-properties>
    </style:style>
    <style:style style:name="P2" style:parent-style-name="Normal" style:family="paragraph">
      <style:paragraph-properties>
        <style:tab-stops>
          <style:tab-stop style:type="left" style:position="1.3201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.38295in, 3.5688in, 1.15166in, 1.6536in)"/>
    </style:style>
  </office:automatic-styles>
  <office:body>
    <office:text text:use-soft-page-breaks="true">
      <text:p text:style-name="P1"><draw:frame draw:style-name="a0" draw:name="Imagen 5" text:anchor-type="as-char" svg:x="0in" svg:y="0in" svg:width="7.47836in" svg:height="4.91708in" style:rel-width="scale" style:rel-height="scale"><draw:image xlink:href="media/image1.png" xlink:type="simple" xlink:show="embed" xlink:actuate="onLoad"/><svg:title/><svg:desc>Gráfico, Gráfico de dispersión

Descripción generada automáticamente</svg:desc></draw:frame></text:p>
      <text:p text:style-name="P2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rnabe Garcia, Gabriel</meta:initial-creator>
    <dc:creator>gabrielfutsal3@gmail.com</dc:creator>
    <meta:creation-date>2023-03-30T17:54:00Z</meta:creation-date>
    <dc:date>2023-03-30T18:11:00Z</dc:date>
    <meta:print-date>2023-03-30T18:09:00Z</meta:print-date>
    <meta:template xlink:href="Normal" xlink:type="simple"/>
    <meta:editing-cycles>1</meta:editing-cycles>
    <meta:editing-duration>PT1020S</meta:editing-duration>
    <meta:document-statistic meta:page-count="1" meta:paragraph-count="1" meta:word-count="0" meta:character-count="3" meta:row-count="1" meta:non-whitespace-character-count="3"/>
  </office:meta>
</office:document-meta>
</file>